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/>
    </style:style>
    <style:style style:name="T11" style:parent-style-name="Absatz-Standardschriftart" style:family="text">
      <style:text-properties style:font-name-complex="Courier New" fo:font-style="italic" style:font-style-asian="italic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T16" style:parent-style-name="Absatz-Standardschriftart" style:family="text">
      <style:text-properties style:font-name-complex="Courier New"/>
    </style:style>
    <style:style style:name="P17" style:parent-style-name="Standard" style:family="paragraph">
      <style:text-properties style:font-name-complex="Courier New"/>
    </style:style>
    <style:style style:name="P18" style:parent-style-name="Standard" style:family="paragraph">
      <style:text-properties style:font-name-complex="Courier New"/>
    </style:style>
    <style:style style:name="P19" style:parent-style-name="Standard" style:family="paragraph">
      <style:text-properties style:font-name-complex="Courier New" fo:font-weight="bold" style:font-weight-asian="bold"/>
    </style:style>
    <style:style style:name="T20" style:parent-style-name="Absatz-Standardschriftart" style:family="text">
      <style:text-properties style:font-name-complex="Courier New" fo:font-style="italic" style:font-style-asian="italic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 fo:font-style="italic" style:font-style-asian="italic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 fo:font-style="italic" style:font-style-asian="italic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/>
    </style:style>
    <style:style style:name="T32" style:parent-style-name="Absatz-Standardschriftart" style:family="text">
      <style:text-properties style:font-name-complex="Courier New" fo:font-style="italic" style:font-style-asian="italic"/>
    </style:style>
    <style:style style:name="T33" style:parent-style-name="Absatz-Standardschriftart" style:family="text">
      <style:text-properties style:font-name-complex="Courier New"/>
    </style:style>
    <style:style style:name="T34" style:parent-style-name="Absatz-Standardschriftart" style:family="text">
      <style:text-properties style:font-name-complex="Courier New" fo:font-style="italic" style:font-style-asian="italic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/>
    </style:style>
    <style:style style:name="T37" style:parent-style-name="Absatz-Standardschriftart" style:family="text">
      <style:text-properties style:font-name-complex="Courier New" fo:font-style="italic" style:font-style-asian="italic"/>
    </style:style>
    <style:style style:name="T38" style:parent-style-name="Absatz-Standardschriftart" style:family="text">
      <style:text-properties style:font-name-complex="Courier New"/>
    </style:style>
    <style:style style:name="T39" style:parent-style-name="Absatz-Standardschriftart" style:family="text">
      <style:text-properties style:font-name-complex="Courier New" fo:font-style="italic" style:font-style-asian="italic"/>
    </style:style>
    <style:style style:name="T40" style:parent-style-name="Absatz-Standardschriftart" style:family="text">
      <style:text-properties style:font-name-complex="Courier New"/>
    </style:style>
    <style:style style:name="P41" style:parent-style-name="Standard" style:family="paragraph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/>
    </style:style>
    <style:style style:name="T47" style:parent-style-name="Absatz-Standardschriftart" style:family="text">
      <style:text-properties style:font-name-complex="Courier New" fo:font-style="italic" style:font-style-asian="italic"/>
    </style:style>
    <style:style style:name="T48" style:parent-style-name="Absatz-Standardschriftart" style:family="text">
      <style:text-properties style:font-name-complex="Courier New"/>
    </style:style>
    <style:style style:name="T49" style:parent-style-name="Absatz-Standardschriftart" style:family="text">
      <style:text-properties style:font-name-complex="Courier New" fo:font-style="italic" style:font-style-asian="italic"/>
    </style:style>
    <style:style style:name="T50" style:parent-style-name="Absatz-Standardschriftart" style:family="text">
      <style:text-properties style:font-name-complex="Courier New"/>
    </style:style>
    <style:style style:name="T51" style:parent-style-name="Absatz-Standardschriftart" style:family="text">
      <style:text-properties style:font-name-complex="Courier New" fo:font-style="italic" style:font-style-asian="italic"/>
    </style:style>
    <style:style style:name="T52" style:parent-style-name="Absatz-Standardschriftart" style:family="text">
      <style:text-properties style:font-name-complex="Courier New"/>
    </style:style>
    <style:style style:name="T53" style:parent-style-name="Absatz-Standardschriftart" style:family="text">
      <style:text-properties fo:font-style="italic" style:font-style-asian="italic"/>
    </style:style>
    <style:style style:name="P54" style:parent-style-name="Standard" style:family="paragraph">
      <style:text-properties fo:font-weight="bold" style:font-weight-asian="bold"/>
    </style:style>
    <style:style style:name="T55" style:parent-style-name="Absatz-Standardschriftart" style:family="text">
      <style:text-properties fo:font-style="italic" style:font-style-asian="italic"/>
    </style:style>
    <style:style style:name="T56" style:parent-style-name="Absatz-Standardschriftart" style:family="text">
      <style:text-properties fo:font-style="italic" style:font-style-asian="italic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style="italic" style:font-style-asian="italic"/>
    </style:style>
    <style:style style:name="T59" style:parent-style-name="Absatz-Standardschriftart" style:family="text">
      <style:text-properties fo:font-style="italic" style:font-style-asian="italic"/>
    </style:style>
    <style:style style:name="T60" style:parent-style-name="Absatz-Standardschriftart" style:family="text">
      <style:text-properties fo:font-style="italic" style:font-style-asian="italic"/>
    </style:style>
    <style:style style:name="T61" style:parent-style-name="Absatz-Standardschriftart" style:family="text">
      <style:text-properties fo:font-style="italic" style:font-style-asian="italic"/>
    </style:style>
    <style:style style:name="T62" style:parent-style-name="Absatz-Standardschriftart" style:family="text">
      <style:text-properties fo:font-style="italic" style:font-style-asian="italic"/>
    </style:style>
    <style:style style:name="T63" style:parent-style-name="Absatz-Standardschriftart" style:family="text">
      <style:text-properties fo:font-style="italic" style:font-style-asian="italic"/>
    </style:style>
    <style:style style:name="T64" style:parent-style-name="Absatz-Standardschriftart" style:family="text">
      <style:text-properties fo:font-style="italic" style:font-style-asian="italic"/>
    </style:style>
    <style:style style:name="T65" style:parent-style-name="Absatz-Standardschriftart" style:family="text">
      <style:text-properties fo:font-style="italic" style:font-style-asian="italic"/>
    </style:style>
    <style:style style:name="T66" style:parent-style-name="Absatz-Standardschriftart" style:family="text">
      <style:text-properties fo:font-weight="bold" style:font-weight-asian="bold"/>
    </style:style>
    <style:style style:name="P67" style:parent-style-name="Standard" style:family="paragraph">
      <style:text-properties fo:font-weight="bold" style:font-weight-asian="bold"/>
    </style:style>
    <style:style style:name="T68" style:parent-style-name="Absatz-Standardschriftart" style:family="text">
      <style:text-properties style:font-name-complex="Courier New" fo:font-style="italic" style:font-style-asian="italic"/>
    </style:style>
    <style:style style:name="T69" style:parent-style-name="Absatz-Standardschriftart" style:family="text">
      <style:text-properties style:font-name-complex="Courier New" fo:font-style="italic" style:font-style-asian="italic"/>
    </style:style>
    <style:style style:name="T70" style:parent-style-name="Absatz-Standardschriftart" style:family="text">
      <style:text-properties style:font-name-complex="Courier New"/>
    </style:style>
    <style:style style:name="T71" style:parent-style-name="Absatz-Standardschriftart" style:family="text">
      <style:text-properties style:font-name-complex="Courier New"/>
    </style:style>
    <style:style style:name="T72" style:parent-style-name="Absatz-Standardschriftart" style:family="text">
      <style:text-properties style:font-name-complex="Courier New" fo:font-style="italic" style:font-style-asian="italic"/>
    </style:style>
    <style:style style:name="T73" style:parent-style-name="Absatz-Standardschriftart" style:family="text">
      <style:text-properties style:font-name-complex="Courier New" fo:font-style="italic" style:font-style-asian="italic"/>
    </style:style>
    <style:style style:name="T74" style:parent-style-name="Absatz-Standardschriftart" style:family="text">
      <style:text-properties style:font-name-complex="Courier New"/>
    </style:style>
    <style:style style:name="T75" style:parent-style-name="Absatz-Standardschriftart" style:family="text">
      <style:text-properties style:font-name-complex="Courier New" fo:font-style="italic" style:font-style-asian="italic"/>
    </style:style>
    <style:style style:name="T76" style:parent-style-name="Absatz-Standardschriftart" style:family="text">
      <style:text-properties style:font-name-complex="Courier New" fo:font-style="italic" style:font-style-asian="italic"/>
    </style:style>
    <style:style style:name="T77" style:parent-style-name="Absatz-Standardschriftart" style:family="text">
      <style:text-properties style:font-name-complex="Courier New" fo:font-style="italic" style:font-style-asian="italic"/>
    </style:style>
    <style:style style:name="T78" style:parent-style-name="Absatz-Standardschriftart" style:family="text">
      <style:text-properties style:font-name-complex="Courier New"/>
    </style:style>
    <style:style style:name="T79" style:parent-style-name="Absatz-Standardschriftart" style:family="text">
      <style:text-properties style:font-name-complex="Courier New" fo:font-style="italic" style:font-style-asian="italic"/>
    </style:style>
    <style:style style:name="T80" style:parent-style-name="Absatz-Standardschriftart" style:family="text">
      <style:text-properties style:font-name-complex="Courier New" fo:font-style="italic" style:font-style-asian="italic"/>
    </style:style>
    <style:style style:name="T81" style:parent-style-name="Absatz-Standardschriftart" style:family="text">
      <style:text-properties style:font-name-complex="Courier New"/>
    </style:style>
    <style:style style:name="P82" style:parent-style-name="Standard" style:family="paragraph">
      <style:text-properties style:font-name-complex="Courier New"/>
    </style:style>
    <style:style style:name="T83" style:parent-style-name="Absatz-Standardschriftart" style:family="text">
      <style:text-properties style:font-name-complex="Courier New" fo:font-weight="bold" style:font-weight-asian="bold" fo:text-transform="uppercase"/>
    </style:style>
    <style:style style:name="T84" style:parent-style-name="Absatz-Standardschriftart" style:family="text">
      <style:text-properties style:font-name-complex="Courier New" fo:font-weight="bold" style:font-weight-asian="bold" fo:text-transform="uppercase"/>
    </style:style>
    <style:style style:name="T85" style:parent-style-name="Absatz-Standardschriftart" style:family="text">
      <style:text-properties style:font-name-complex="Courier New" fo:font-weight="bold" style:font-weight-asian="bold"/>
    </style:style>
    <style:style style:name="T86" style:parent-style-name="Absatz-Standardschriftart" style:family="text">
      <style:text-properties style:font-name-complex="Courier New" fo:font-style="italic" style:font-style-asian="italic"/>
    </style:style>
    <style:style style:name="T87" style:parent-style-name="Absatz-Standardschriftart" style:family="text">
      <style:text-properties style:font-name-complex="Courier New" fo:font-style="italic" style:font-style-asian="italic"/>
    </style:style>
    <style:style style:name="T88" style:parent-style-name="Absatz-Standardschriftart" style:family="text">
      <style:text-properties style:font-name-complex="Courier New"/>
    </style:style>
    <style:style style:name="T89" style:parent-style-name="Absatz-Standardschriftart" style:family="text">
      <style:text-properties style:font-name-complex="Courier New" fo:font-style="italic" style:font-style-asian="italic"/>
    </style:style>
    <style:style style:name="T90" style:parent-style-name="Absatz-Standardschriftart" style:family="text">
      <style:text-properties style:font-name-complex="Courier New" fo:font-style="italic" style:font-style-asian="italic"/>
    </style:style>
    <style:style style:name="T91" style:parent-style-name="Absatz-Standardschriftart" style:family="text">
      <style:text-properties style:font-name-complex="Courier New"/>
    </style:style>
    <style:style style:name="T92" style:parent-style-name="Absatz-Standardschriftart" style:family="text">
      <style:text-properties style:font-name-complex="Courier New" fo:font-style="italic" style:font-style-asian="italic"/>
    </style:style>
    <style:style style:name="T93" style:parent-style-name="Absatz-Standardschriftart" style:family="text">
      <style:text-properties style:font-name-complex="Courier New" fo:font-style="italic" style:font-style-asian="italic"/>
    </style:style>
    <style:style style:name="T94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-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<text:s/></text:span><text:span text:style-name="T10">abgeschossen, Use Cases überarbeitet und abgeschlossen</text:span></text:p>
      <text:p text:style-name="Standard"><text:span text:style-name="T11">Samstag, 9.April 2016:<text:s/></text:span><text:span text:style-name="T12">Anforderungsspezifikation zur Hälfte ausgearbeitet, Übersicht über die<text:s/></text:span><text:span text:style-name="T13"><text:tab/></text:span><text:span text:style-name="T14"><text:tab/>wichtigsten Systemoperationen der Kassenfunktion und der Terminplanung, erste Version<text:s/></text:span><text:span text:style-name="T15"><text:tab/>des Requirement Ma</text:span><text:span text:style-name="T16">nagement Plans und des Test Plans</text:span></text:p>
      <text:p text:style-name="P17"/>
      <text:p text:style-name="P18"/>
      <text:p text:style-name="P19">4.Semesterwoche (11.April 2016 – 17.April 2016)</text:p>
      <text:p text:style-name="Standard"><text:span text:style-name="T20">Montag, 11.April 2016:<text:s/></text:span><text:span text:style-name="T21">Erste Version von Systemsequenzdiagrammen, Erste Version der<text:s/></text:span><text:span text:style-name="T22"><text:tab/>Beschreibung des Domainmodells abgeschlossen (alle Klassen und wichtige Attribute<text:s/></text:span><text:span text:style-name="T23"><text:tab/>bena</text:span><text:span text:style-name="T24">nnt)</text:span></text:p>
      <text:p text:style-name="Standard"><text:span text:style-name="T25">Dienstag, 12.April 2016:<text:s/></text:span><text:span text:style-name="T26">Contracts zu den bestehenden SSDs<text:s/></text:span></text:p>
      <text:p text:style-name="Standard"><text:span text:style-name="T27">Mittwoch, 13.April 2016:<text:s/></text:span><text:span text:style-name="T28">Überarbeitung der</text:span><text:span text:style-name="T29"><text:s/></text:span><text:span text:style-name="T30">Domainbeschreibung (alle Klassen vollständig<text:s/></text:span><text:span text:style-name="T31"><text:tab/>beschrieben)</text:span></text:p>
      <text:p text:style-name="Standard"><text:span text:style-name="T32">Donnerstag, 14.April 2016:<text:s/></text:span><text:span text:style-name="T33">Anforderungsspezifikation abgeschlossen</text:span></text:p>
      <text:p text:style-name="Standard"><text:span text:style-name="T34">Freitag, 15.April 2016</text:span><text:span text:style-name="T35">:<text:s/></text:span><text:span text:style-name="T36">Klassenspezifikation vollständig abgeschlossen</text:span></text:p>
      <text:p text:style-name="Standard"><text:span text:style-name="T37">Samstag, 16.April 2016:<text:s/></text:span><text:span text:style-name="T38">Domainanalyse abgeschlossen</text:span></text:p>
      <text:p text:style-name="Standard"><text:span text:style-name="T39">Sonntag, 17.April 2016:<text:s/></text:span><text:span text:style-name="T40">lauffähiges Programm mit Kassenfunktion</text:span></text:p>
      <text:p text:style-name="P41"/>
      <text:p text:style-name="P42"/>
      <text:p text:style-name="P43">5.Semesterwoche (18.April 2016 – 24.April 2016)</text:p>
      <text:p text:style-name="Standard"><text:span text:style-name="T44">Montag, 18.April 2016:<text:s/></text:span><text:span text:style-name="T45">Kundenverwaltung e</text:span><text:span text:style-name="T46">rste Version</text:span></text:p>
      <text:p text:style-name="Standard"><text:span text:style-name="T47">Mittwoch, 20.April 2016:<text:s/></text:span><text:span text:style-name="T48">Mitarbeiterverwaltung erste Version</text:span></text:p>
      <text:p text:style-name="Standard"><text:span text:style-name="T49">Donnerstag 21.April 2016:</text:span><text:span text:style-name="T50"><text:s/>Schreiben des Tests für die Kassenfunktion abgeschlossen</text:span></text:p>
      <text:p text:style-name="Standard"><text:span text:style-name="T51">Freitag, 22.April 2016:</text:span><text:span text:style-name="T52"><text:s/>Testen der Kassenfunktion abgeschlossen</text:span></text:p>
      <text:p text:style-name="Standard"><text:span text:style-name="T53">Samstag, 23.April 2016</text:span>:<text:s/>Funktionalitätstests der bisherigen Kassenfunktion abgeschlossen</text:p>
      <text:p text:style-name="Standard"/>
      <text:p text:style-name="P54">6. Semesterwoche<text:s/>(25.April 2016 – 01.Mai 2016)</text:p>
      <text:p text:style-name="Standard"><text:span text:style-name="T55">Montag, 25.</text:span><text:span text:style-name="T56">April 2016:<text:s/></text:span>Login mit Kassenfunktion und Kundenverwaltung verbunden</text:p>
      <text:p text:style-name="Standard"><text:span text:style-name="T57">Dienstag. 26.April</text:span><text:span text:style-name="T58"><text:s/>2016:<text:s/></text:span>Adminaccount anlegen abgeschlossen</text:p>
      <text:p text:style-name="Standard"><text:span text:style-name="T59">Mit</text:span><text:span text:style-name="T60">twoch, 27.</text:span><text:span text:style-name="T61">April 2016:</text:span><text:s/>Login Tests geschrieben</text:p>
      <text:p text:style-name="Standard"><text:span text:style-name="T62">Freitag, 29.A</text:span><text:span text:style-name="T63">pril 2016:<text:s/></text:span>Login Tests durchgeführt</text:p>
      <text:p text:style-name="Standard"><text:span text:style-name="T64">Samstag, 30.</text:span><text:span text:style-name="T65">April 2016:</text:span><text:span text:style-name="T66"><text:s/></text:span>Mitarbeiterverwaltung eingebunden</text:p>
      <text:p text:style-name="Standard"/>
      <text:p text:style-name="P67">7. Semesterwoche<text:s/>(02.Mai 2016 - 08.Mai 2016)</text:p>
      <text:p text:style-name="Standard"><text:span text:style-name="T68">Montag, 02.</text:span><text:span text:style-name="T69">Mai 2016:</text:span><text:span text:style-name="T70"><text:s/>User Acceptance Test mit<text:s/></text:span><text:span text:style-name="T71">bisheriger Software</text:span></text:p>
      <text:p text:style-name="Standard"><text:span text:style-name="T72">Dienstag, 03.</text:span><text:span text:style-name="T73">Mai 2016:<text:s/></text:span><text:span text:style-name="T74">Adminaccount in die Software eingebunden</text:span></text:p>
      <text:p text:style-name="Standard"><text:span text:style-name="T75">Donnerstag,</text:span><text:span text:style-name="T76"><text:s/>05.</text:span><text:span text:style-name="T77">Mai 2016:<text:s/></text:span><text:span text:style-name="T78">Dienstleistungsänderung in die Software eingebunden</text:span></text:p>
      <text:p text:style-name="Standard"><text:span text:style-name="T79">Samstag, 07.</text:span><text:span text:style-name="T80">Mai 2016:<text:s/></text:span><text:span text:style-name="T81">Tests mit bisheriger Software abgeschlossen, lauffähiges Programm</text:span></text:p>
      <text:p text:style-name="P82"/>
      <text:p text:style-name="Standard"><text:span text:style-name="T83">8.<text:s/></text:span><text:span text:style-name="T84">s</text:span><text:span text:style-name="T85">emesterwoche (09.Mai 2016 – 15.Mai 2016)</text:span></text:p>
      <text:p text:style-name="Standard"><text:span text:style-name="T86">Dienstag, 10.</text:span><text:span text:style-name="T87">Mai 2016:<text:s/></text:span><text:span text:style-name="T88">Schichtplan erste Version abgeschlossen</text:span></text:p>
      <text:p text:style-name="Standard"><text:span text:style-name="T89">Donnerstag, 12.</text:span><text:span text:style-name="T90">Mai 2016:</text:span><text:span text:style-name="T91"><text:s/>Schichtplan in die Software eingebunden</text:span></text:p>
      <text:p text:style-name="Standard"><text:span text:style-name="T92">Samstag, 14.</text:span><text:span text:style-name="T93">Mai 2016:</text:span><text:span text:style-name="T94"><text:s/>User Acceptance Test mit bisheriger Softw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7T14:27:00Z</meta:creation-date>
    <dc:date>2016-04-16T19:27:00Z</dc:date>
    <meta:template xlink:href="Normal" xlink:type="simple"/>
    <meta:editing-cycles>8</meta:editing-cycles>
    <meta:editing-duration>PT0S</meta:editing-duration>
    <meta:document-statistic meta:page-count="1" meta:paragraph-count="5" meta:word-count="349" meta:character-count="2546" meta:row-count="18" meta:non-whitespace-character-count="2202"/>
  </office:meta>
</office:document-meta>
</file>